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10000003EC167E0CF.png" manifest:media-type="image/png"/>
  <manifest:file-entry manifest:full-path="Pictures/10000001000002110000003ED62548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text-indent="0in" style:auto-text-indent="false" fo:padding="0in" fo:border="none"/>
    </style:style>
    <style:style style:name="P2" style:family="paragraph" style:parent-style-name="Text_20_body">
      <style:paragraph-properties fo:margin-left="0in" fo:margin-right="0in" fo:text-indent="0in" style:auto-text-indent="false" fo:padding="0in" fo:border="none"/>
    </style:style>
    <style:style style:name="P3"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4" style:family="paragraph" style:parent-style-name="Preformatted_20_Text">
      <style:paragraph-properties fo:margin-top="0in" fo:margin-bottom="0.1965in" style:contextual-spacing="false" fo:padding="0in" fo:border="none"/>
    </style:style>
    <style:style style:name="P5" style:family="paragraph" style:parent-style-name="Preformatted_20_Text">
      <style:paragraph-properties fo:padding="0in" fo:border="none"/>
    </style:style>
    <style:style style:name="P6" style:family="paragraph" style:parent-style-name="Text_20_body">
      <style:paragraph-properties fo:margin-top="0in" fo:margin-bottom="0in" style:contextual-spacing="false" fo:line-height="100%"/>
      <style:text-properties fo:font-size="12pt" officeooo:paragraph-rsid="0019e8e7" style:font-size-asian="12pt" style:font-size-complex="12pt"/>
    </style:style>
    <style:style style:name="P7" style:family="paragraph" style:parent-style-name="Heading_20_1">
      <style:text-properties fo:font-size="15pt" style:font-size-asian="15pt" style:font-size-complex="15pt"/>
    </style:style>
    <style:style style:name="P8" style:family="paragraph" style:parent-style-name="Heading_20_1">
      <style:paragraph-properties fo:margin-top="0in" fo:margin-bottom="0in" style:contextual-spacing="false" fo:break-before="page"/>
      <style:text-properties fo:font-size="15pt" officeooo:paragraph-rsid="0019e8e7" style:font-size-asian="15pt" style:font-size-complex="15pt"/>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paragraph-rsid="00218a39"/>
    </style:style>
    <style:style style:name="P11"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2" style:family="paragraph" style:parent-style-name="Text_20_body" style:list-style-name="L1">
      <style:paragraph-properties fo:margin-left="0in" fo:margin-right="0in" fo:text-indent="0in" style:auto-text-indent="false" fo:padding="0in" fo:border="none"/>
    </style:style>
    <style:style style:name="P13" style:family="paragraph" style:parent-style-name="Text_20_body">
      <style:paragraph-properties fo:margin-top="0in" fo:margin-bottom="0in" style:contextual-spacing="false" fo:line-height="100%"/>
      <style:text-properties fo:font-size="12pt" officeooo:paragraph-rsid="0019e8e7" style:font-size-asian="12pt" style:font-size-complex="12pt"/>
    </style:style>
    <style:style style:name="P14" style:family="paragraph" style:parent-style-name="Text_20_body">
      <style:paragraph-properties fo:margin-top="0in" fo:margin-bottom="0in" style:contextual-spacing="false" fo:line-height="100%"/>
      <style:text-properties fo:font-size="12pt" officeooo:paragraph-rsid="00201a84" style:font-size-asian="12pt" style:font-size-complex="12pt"/>
    </style:style>
    <style:style style:name="P15" style:family="paragraph" style:parent-style-name="Text_20_body">
      <style:paragraph-properties fo:margin-top="0in" fo:margin-bottom="0in" style:contextual-spacing="false" fo:line-height="100%"/>
      <style:text-properties fo:font-size="12pt" fo:font-weight="bold" officeooo:paragraph-rsid="00201a84" style:font-size-asian="12pt" style:font-weight-asian="bold" style:font-size-complex="12pt" style:font-weight-complex="bold"/>
    </style:style>
    <style:style style:name="T1" style:family="text">
      <style:text-properties fo:font-size="15pt" style:font-size-asian="15pt" style:font-size-complex="15pt"/>
    </style:style>
    <style:style style:name="T2" style:family="text">
      <style:text-properties fo:font-size="15pt" style:font-size-asian="15pt" style:font-size-complex="15pt" loext:padding="0.0193in" loext:border="0.06pt solid #f7faff"/>
    </style:style>
    <style:style style:name="T3" style:family="text">
      <style:text-properties fo:font-size="15pt" style:font-size-asian="15pt" style:font-size-complex="15pt" loext:padding="0in" loext:border="none"/>
    </style:style>
    <style:style style:name="T4" style:family="text">
      <style:text-properties loext:padding="0.0193in" loext:border="0.06pt solid #f7faff"/>
    </style:style>
    <style:style style:name="T5" style:family="text">
      <style:text-properties loext:padding="0in" loext:border="none"/>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tyle="italic" style:text-underline-style="none" fo:font-weight="bold" officeooo:rsid="00201a84" style:font-style-asian="italic" style:font-weight-asian="bold" style:font-style-complex="italic"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1769. Minimum Number of Operations to Move All Balls to Each Box</text:h>
      <text:p text:style-name="P2"><text:span text:style-name="T1">You have </text:span><text:span text:style-name="Source_20_Text"><text:span text:style-name="T2">n</text:span></text:span><text:span text:style-name="T1"> boxes. You are given a binary string </text:span><text:span text:style-name="Source_20_Text"><text:span text:style-name="T2">boxes</text:span></text:span><text:span text:style-name="T1"> of length </text:span><text:span text:style-name="Source_20_Text"><text:span text:style-name="T2">n</text:span></text:span><text:span text:style-name="T1">, where </text:span><text:span text:style-name="Source_20_Text"><text:span text:style-name="T2">boxes[i]</text:span></text:span><text:span text:style-name="T1"> is </text:span><text:span text:style-name="Source_20_Text"><text:span text:style-name="T2">'0'</text:span></text:span><text:span text:style-name="T1"> if the </text:span><text:span text:style-name="Source_20_Text"><text:span text:style-name="T2">i</text:span></text:span><text:span text:style-name="Source_20_Text"><text:span text:style-name="T3">th</text:span></text:span><text:span text:style-name="T1"> box is </text:span><text:span text:style-name="Strong_20_Emphasis"><text:span text:style-name="T3">empty</text:span></text:span><text:span text:style-name="T1">, and </text:span><text:span text:style-name="Source_20_Text"><text:span text:style-name="T2">'1'</text:span></text:span><text:span text:style-name="T1"> if it contains </text:span><text:span text:style-name="Strong_20_Emphasis"><text:span text:style-name="T3">one</text:span></text:span><text:span text:style-name="T1"> ball.</text:span></text:p>
      <text:p text:style-name="P2">In one operation, you can move <text:span text:style-name="Strong_20_Emphasis"><text:span text:style-name="T5">one</text:span></text:span> ball from a box to an adjacent box. Box <text:span text:style-name="Source_20_Text"><text:span text:style-name="T4">i</text:span></text:span> is adjacent to box <text:span text:style-name="Source_20_Text"><text:span text:style-name="T4">j</text:span></text:span> if <text:span text:style-name="Source_20_Text"><text:span text:style-name="T4">abs(i - j) == 1</text:span></text:span>. Note that after doing so, there may be more than one ball in some boxes.</text:p>
      <text:p text:style-name="P2">Return an array <text:span text:style-name="Source_20_Text"><text:span text:style-name="T4">answer</text:span></text:span> of size <text:span text:style-name="Source_20_Text"><text:span text:style-name="T4">n</text:span></text:span>, where <text:span text:style-name="Source_20_Text"><text:span text:style-name="T4">answer[i]</text:span></text:span> is the <text:span text:style-name="Strong_20_Emphasis"><text:span text:style-name="T5">minimum</text:span></text:span> number of operations needed to move all the balls to the <text:span text:style-name="Source_20_Text"><text:span text:style-name="T4">i</text:span></text:span><text:span text:style-name="Source_20_Text"><text:span text:style-name="T5">th</text:span></text:span> box.</text:p>
      <text:p text:style-name="P2">Each <text:span text:style-name="Source_20_Text"><text:span text:style-name="T4">answer[i]</text:span></text:span> is calculated considering the <text:span text:style-name="Strong_20_Emphasis"><text:span text:style-name="T5">initial</text:span></text:span> state of the boxes.</text:p>
      <text:p text:style-name="P2"><text:span text:style-name="Strong_20_Emphasis"><text:span text:style-name="T5">Example 1:</text:span></text:span></text:p>
      <text:p text:style-name="P1"><text:span text:style-name="Strong_20_Emphasis"><text:span text:style-name="T5">Input:</text:span></text:span> boxes = "110"</text:p>
      <text:p text:style-name="P1"><text:span text:style-name="Strong_20_Emphasis"><text:span text:style-name="T5">Output:</text:span></text:span> [1,1,3]</text:p>
      <text:p text:style-name="P1"><text:span text:style-name="Strong_20_Emphasis"><text:span text:style-name="T5">Explanation:</text:span></text:span> The answer for each box is as follows:</text:p>
      <text:p text:style-name="P5">1) First box: you will have to move one ball from the second box to the first box in one operation.</text:p>
      <text:p text:style-name="P5">2) Second box: you will have to move one ball from the first box to the second box in one operation.</text:p>
      <text:p text:style-name="P4">3) Third box: you will have to move one ball from the first box to the third box in two operations, and move one ball from the second box to the third box in one operation.</text:p>
      <text:p text:style-name="P2"><text:span text:style-name="Strong_20_Emphasis"><text:span text:style-name="T5">Example 2:</text:span></text:span></text:p>
      <text:p text:style-name="P1"><text:span text:style-name="Strong_20_Emphasis"><text:span text:style-name="T5">Input:</text:span></text:span> boxes = "001011"</text:p>
      <text:p text:style-name="P3"><text:span text:style-name="Strong_20_Emphasis"><text:span text:style-name="T5">Output:</text:span></text:span> [11,8,5,4,3,4]</text:p>
      <text:p text:style-name="P2"><text:span text:style-name="Strong_20_Emphasis"><text:span text:style-name="T5">Constraints:</text:span></text:span></text:p>
      <text:list text:style-name="L1">
        <text:list-item>
          <text:p text:style-name="P11"><text:span text:style-name="Source_20_Text"><text:span text:style-name="T4">n == boxes.length</text:span></text:span></text:p>
        </text:list-item>
        <text:list-item>
          <text:p text:style-name="P11"><text:span text:style-name="Source_20_Text"><text:span text:style-name="T4">1 &lt;= n &lt;= 2000</text:span></text:span></text:p>
        </text:list-item>
        <text:list-item>
          <text:p text:style-name="P12"><text:span text:style-name="Source_20_Text"><text:span text:style-name="T4">boxes[i]</text:span></text:span> is either <text:span text:style-name="Source_20_Text"><text:span text:style-name="T4">'0'</text:span></text:span> or <text:span text:style-name="Source_20_Text"><text:span text:style-name="T4">'1'</text:span></text:span>.</text:p>
        </text:list-item>
      </text:list>
      <text:h text:style-name="P8" text:outline-level="1">1769. Minimum Number of Operations to Move All Balls to Each Box</text:h>
      <text:p text:style-name="P6">/*</text:p>
      <text:p text:style-name="P6"><text:s text:c="4"/><text:span text:style-name="T6">Brute force</text:span></text:p>
      <text:p text:style-name="P6"><text:s text:c="4"/>Time compelxity: <draw:frame draw:style-name="fr2" draw:name="Object1" text:anchor-type="as-char" svg:y="-0.2161in" svg:width="0.6398in" svg:height="0.2764in" draw:z-index="0"><draw:object xlink:href="./Object 1" xlink:type="simple" xlink:show="embed" xlink:actuate="onLoad"/><draw:image xlink:href="./ObjectReplacements/Object 1" xlink:type="simple" xlink:show="embed" xlink:actuate="onLoad"/></draw:frame><draw:frame draw:style-name="fr1" draw:name="Image2" text:anchor-type="char" svg:x="2.2102in" svg:y="0.0244in" svg:width="4.752in" svg:height="0.5571in" draw:z-index="2"><draw:image xlink:href="Pictures/10000001000002110000003ED625486B.png" xlink:type="simple" xlink:show="embed" xlink:actuate="onLoad" draw:mime-type="image/png"/></draw:frame></text:p>
      <text:p text:style-name="P6"><text:s text:c="4"/>Space complexity: O(1)</text:p>
      <text:p text:style-name="P6">*/</text:p>
      <text:p text:style-name="P6">typedef std::vector&lt;int&gt; vi;</text:p>
      <text:p text:style-name="P6">class Solution {</text:p>
      <text:p text:style-name="P6"><text:s text:c="4"/>public:</text:p>
      <text:p text:style-name="P6"><text:s text:c="8"/>vi minOperations(std::string boxes){</text:p>
      <text:p text:style-name="P6"><text:s text:c="12"/>int n=boxes.size();</text:p>
      <text:p text:style-name="P6"><text:s text:c="12"/>vi ans;</text:p>
      <text:p text:style-name="P6"><text:s text:c="12"/><text:span text:style-name="T7">// For each box</text:span></text:p>
      <text:p text:style-name="P6"><text:s text:c="12"/>for(int i=0;i&lt;n;++i){</text:p>
      <text:p text:style-name="P6"><text:s text:c="14"/><text:span text:style-name="T7"><text:s text:c="2"/>// Compute the number of steps to get the 1 at position j</text:span></text:p>
      <text:p text:style-name="P6"><text:s text:c="16"/>int cnt=0;</text:p>
      <text:p text:style-name="P6"><text:s text:c="16"/>for(int j=0;j&lt;n;++j){</text:p>
      <text:p text:style-name="P6"><text:s text:c="20"/>if(boxes[j]=='1') cnt+=abs(i-j);</text:p>
      <text:p text:style-name="P6"><text:s text:c="16"/>}</text:p>
      <text:p text:style-name="P6"><text:s text:c="15"/><text:span text:style-name="T7"><text:s/>// Add the result to the answer</text:span></text:p>
      <text:p text:style-name="P6"><text:s text:c="16"/>ans.push_back(cnt);</text:p>
      <text:p text:style-name="P6"><text:s text:c="12"/>}</text:p>
      <text:p text:style-name="P6"><text:s text:c="12"/>return ans;</text:p>
      <text:p text:style-name="P6"><text:s text:c="8"/>}</text:p>
      <text:p text:style-name="P6">};</text:p>
      <text:h text:style-name="P9" text:outline-level="1"><text:span text:style-name="T1">1769. Minimum Number of Operations to Move All Balls to Each Box</text:span> </text:h>
      <text:p text:style-name="P14">/*</text:p>
      <text:p text:style-name="P15"><text:s text:c="4"/>Prefix/Suffix sum<draw:frame draw:style-name="fr1" draw:name="Image1" text:anchor-type="char" svg:x="1.9555in" svg:y="0.0701in" svg:width="4.6244in" svg:height="0.5417in" draw:z-index="1"><draw:image xlink:href="Pictures/10000001000002110000003EC167E0CF.png" xlink:type="simple" xlink:show="embed" xlink:actuate="onLoad" draw:mime-type="image/png"/></draw:frame></text:p>
      <text:p text:style-name="P6"><text:s text:c="4"/>Time complexity: O(7n)</text:p>
      <text:p text:style-name="P6"><text:s text:c="4"/>Space complexity: O(4n)</text:p>
      <text:p text:style-name="P6">*/</text:p>
      <text:p text:style-name="P6"/>
      <text:p text:style-name="P6">typedef std::vector&lt;int&gt; vi;</text:p>
      <text:p text:style-name="P6"/>
      <text:p text:style-name="P6">class Solution {</text:p>
      <text:p text:style-name="P6"><text:s text:c="4"/>public:</text:p>
      <text:p text:style-name="P6"><text:s text:c="8"/>vi minOperations(std::string boxes){</text:p>
      <text:p text:style-name="P6"><text:s text:c="12"/>int n=boxes.size();</text:p>
      <text:p text:style-name="P6"><text:s text:c="12"/></text:p>
      <text:p text:style-name="P6"><text:s text:c="9"/><text:span text:style-name="T7"><text:s text:c="3"/>// For each box:</text:span></text:p>
      <text:p text:style-name="P6"><text:s text:c="12"/></text:p>
      <text:p text:style-name="P6"><text:s text:c="12"/><text:span text:style-name="T7">// Preprocess #moves from left</text:span></text:p>
      <text:p text:style-name="P6"><text:s text:c="12"/>vi balls_in_left(n,0);</text:p>
      <text:p text:style-name="P6"><text:s text:c="12"/>balls_in_left[0]=int(boxes[0]=='1');</text:p>
      <text:p text:style-name="P6"><text:s text:c="12"/>vi moves_from_left(n,0);</text:p>
      <text:p text:style-name="P6"><text:s text:c="12"/>for(int i=1;i&lt;n;++i){</text:p>
      <text:p text:style-name="P6"><text:s text:c="16"/>balls_in_left[i]=balls_in_left[i-1]+int(boxes[i]=='1');</text:p>
      <text:p text:style-name="P6"><text:s text:c="16"/>moves_from_left[i]=moves_from_left[i-1]+balls_in_left[i-1];</text:p>
      <text:p text:style-name="P6"><text:s text:c="12"/>}</text:p>
      <text:p text:style-name="P6"/>
      <text:p text:style-name="P6"><text:s text:c="11"/><text:span text:style-name="T8"><text:s/>// Prepr</text:span><text:span text:style-name="T9">o</text:span><text:span text:style-name="T8">cess #moves from the right</text:span></text:p>
      <text:p text:style-name="P6"><text:s text:c="12"/>vi balls_in_right(n,0);</text:p>
      <text:p text:style-name="P6"><text:s text:c="12"/>balls_in_right[n-1]=int(boxes[n-1]=='1');</text:p>
      <text:p text:style-name="P6"><text:s text:c="12"/>vi moves_from_right(n,0);</text:p>
      <text:p text:style-name="P6"><text:s text:c="12"/>for(int i=n-2;i&gt;=0;--i){</text:p>
      <text:p text:style-name="P6"><text:s text:c="16"/>balls_in_right[i]=balls_in_right[i+1]+int(boxes[i]=='1');</text:p>
      <text:p text:style-name="P6"><text:s text:c="16"/>moves_from_right[i]=moves_from_right[i+1]+balls_in_right[i+1];</text:p>
      <text:p text:style-name="P6"><text:s text:c="12"/>}</text:p>
      <text:p text:style-name="P6"/>
      <text:p text:style-name="P6"><text:s text:c="12"/>vi ans;</text:p>
      <text:p text:style-name="P6"><text:s text:c="12"/>for(int i=0;i&lt;n;++i){</text:p>
      <text:p text:style-name="P6"><text:s text:c="16"/>ans.push_back(moves_from_left[i]+moves_from_right[i]);</text:p>
      <text:p text:style-name="P6"><text:s text:c="12"/>}</text:p>
      <text:p text:style-name="P6"><text:s text:c="12"/>return ans;</text:p>
      <text:p text:style-name="P6"><text:s text:c="8"/>}</text:p>
      <text:p text:style-name="P6">};</text:p>
      <text:h text:style-name="P10" text:outline-level="1"><text:span text:style-name="T1">1769. Minimum Number of Operations to Move All Balls to Each Box</text:span> </text:h>
      <text:p text:style-name="P6">/*</text:p>
      <text:p text:style-name="P6"><text:s text:c="4"/><text:span text:style-name="T6">Prefix/Suffix sum: One passe and space optimization</text:span></text:p>
      <text:p text:style-name="P6"><text:s text:c="4"/>Time complexity: O(n)</text:p>
      <text:p text:style-name="P6"><text:s text:c="4"/>Space complexity: O(1)</text:p>
      <text:p text:style-name="P6">*/</text:p>
      <text:p text:style-name="P6"/>
      <text:p text:style-name="P6">typedef std::vector&lt;int&gt; vi;</text:p>
      <text:p text:style-name="P6"/>
      <text:p text:style-name="P6">class Solution {</text:p>
      <text:p text:style-name="P6"><text:s text:c="4"/>public:</text:p>
      <text:p text:style-name="P6"><text:s text:c="8"/>vi minOperations(std::string boxes){</text:p>
      <text:p text:style-name="P6"><text:s text:c="12"/>int n=boxes.size(); <text:s text:c="7"/></text:p>
      <text:p text:style-name="P6"/>
      <text:p text:style-name="P6"><text:s text:c="12"/>vi ans(n,0);</text:p>
      <text:p text:style-name="P6"><text:s text:c="12"/>int balls_in_left=0,moves_from_left=0;</text:p>
      <text:p text:style-name="P6"><text:s text:c="12"/>int balls_in_right=0,moves_from_right=0;</text:p>
      <text:p text:style-name="P6"><text:s text:c="12"/>for(int i=0,j=n-1;i&lt;n &amp;&amp; j&gt;=0;++i,--j){</text:p>
      <text:p text:style-name="P6"><text:s text:c="16"/>ans[i]+=moves_from_left;</text:p>
      <text:p text:style-name="P6"><text:s text:c="16"/>balls_in_left+=int(boxes[i]=='1');</text:p>
      <text:p text:style-name="P6"><text:s text:c="16"/>moves_from_left+=balls_in_left;</text:p>
      <text:p text:style-name="P6"><text:s text:c="16"/></text:p>
      <text:p text:style-name="P6"/>
      <text:p text:style-name="P6"><text:s text:c="16"/>ans[j]+=moves_from_right;</text:p>
      <text:p text:style-name="P6"><text:s text:c="16"/>balls_in_right+=int(boxes[j]=='1');</text:p>
      <text:p text:style-name="P6"><text:s text:c="16"/>moves_from_right+=balls_in_right;</text:p>
      <text:p text:style-name="P6"><text:s text:c="12"/>}</text:p>
      <text:p text:style-name="P6"><text:s text:c="12"/>return ans;</text:p>
      <text:p text:style-name="P6"><text:s text:c="8"/>}</text:p>
      <text:p text:style-name="P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2</text:page-number>/<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6T11:23:41.666572830</meta:creation-date>
    <dc:date>2025-01-06T21:58:56.523968415</dc:date>
    <meta:editing-duration>PT23M4S</meta:editing-duration>
    <meta:editing-cycles>10</meta:editing-cycles>
    <meta:generator>LibreOffice/24.2.7.2$Linux_X86_64 LibreOffice_project/420$Build-2</meta:generator>
    <meta:document-statistic meta:table-count="0" meta:image-count="2" meta:object-count="1" meta:page-count="4" meta:paragraph-count="108" meta:word-count="459" meta:character-count="3926" meta:non-whitespace-character-count="2765"/>
  </office:meta>
</office:document-meta>
</file>

<file path=Object 1/content.xml><?xml version="1.0" encoding="utf-8"?>
<math xmlns="http://www.w3.org/1998/Math/MathML" display="block">
  <semantics>
    <mrow>
      <mi>O</mi>
      <mrow>
        <mo fence="true" form="prefix" stretchy="false">(</mo>
        <mrow>
          <msup>
            <mi>n</mi>
            <mn>2</mn>
          </msup>
        </mrow>
        <mo fence="true" form="postfix" stretchy="false">)</mo>
      </mrow>
    </mrow>
    <annotation encoding="StarMath 5.0">O(n^2)</annotation>
  </semantics>
</math>
</file>